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tracked-changes text:track-changes="false">
        <text:changed-region xml:id="ct111094048" text:id="ct111094048">
          <text:insertion>
            <office:change-info>
              <dc:creator>Luc Saffre</dc:creator>
              <dc:date>2011-05-06T06:23:00</dc:date>
            </office:change-info>
          </text:insertion>
        </text:changed-region>
        <text:changed-region xml:id="ct111416160" text:id="ct111416160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11509208" text:id="ct111509208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11509352" text:id="ct111509352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11521536" text:id="ct111521536">
          <text:insertion>
            <office:change-info>
              <dc:creator>Luc Saffre</dc:creator>
              <dc:date>2011-05-06T06:23:00</dc:date>
            </office:change-info>
          </text:insertion>
        </text:changed-region>
        <text:changed-region xml:id="ct111521720" text:id="ct111521720">
          <text:insertion>
            <office:change-info>
              <dc:creator>Luc Saffre</dc:creator>
              <dc:date>2011-05-06T06:23:00</dc:date>
            </office:change-info>
          </text:insertion>
        </text:changed-region>
        <text:changed-region xml:id="ct111521864" text:id="ct111521864">
          <text:insertion>
            <office:change-info>
              <dc:creator>Luc Saffre</dc:creator>
              <dc:date>2011-05-06T06:2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e: <text:change-start text:change-id="ct111094048"/>self.date<text:change-end text:change-id="ct111094048"/> <text:s/>Type évenement: <text:change-start text:change-id="ct111416160"/>self.event_type<text:change-end text:change-id="ct111416160"/> <text:s text:c="2"/>Notizart: <text:change-start text:change-id="ct111509208"/>self.type<text:change-end text:change-id="ct111509208"/> <text:s text:c="2"/>Benutzer: <text:change-start text:change-id="ct111509352"/>self.user<text:change-end text:change-id="ct111509352"/></text:p>
      <text:p text:style-name="Standard">Sujet: <text:change-start text:change-id="ct111521536"/>self.subject<text:change-end text:change-id="ct111521536"/></text:p>
      <text:p text:style-name="Standard">Personne: <text:change-start text:change-id="ct111521720"/>self.person<text:change-end text:change-id="ct111521720"/> <text:s text:c="2"/>Organisation: <text:change-start text:change-id="ct111521864"/>self.company<text:change-end text:change-id="ct111521864"/></text:p>
      <text:p text:style-name="Standard"/>
      <text:p text:style-name="Standard"/>
      <text:p text:style-name="Standard"><office:annotation><dc:creator>Luc Saffre</dc:creator><dc:date>2011-05-06T06:22:59.97</dc:date><text:p text:style-name="P3"><text:span text:style-name="T2">do text</text:span></text:p><text:p text:style-name="P3"><text:span text:style-name="T2">from html(self.body)</text:span></text:p></office:annotation></text:p>
      <text:p text:style-name="Standard"/>
      <text:p text:style-name="Standard"/>
      <text:p text:style-name="P1"/>
      <text:p text:style-name="P2"><text:span text:style-name="T1">Gedruckt am </text:span><text:span text:style-name="T1"><text:date style:data-style-name="N37" text:date-value="2011-08-09T19:51:32.53">09.08.11</text:date></text:span><text:span text:style-name="T1"> um </text:span><text:span text:style-name="T1"><text:time style:data-style-name="N41" text:time-value="2011-08-09T19:51:32.53">19:50:39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1-08-09T19:51:32.39</dc:date>
    <dc:creator>Luc Saffre</dc:creator>
    <meta:editing-duration>PT4H7M4S</meta:editing-duration>
    <meta:editing-cycles>21</meta:editing-cycles>
    <meta:generator>LibreOffice/3.4$Win32 LibreOffice_project/340m1$Build-12</meta:generator>
    <meta:document-statistic meta:table-count="0" meta:image-count="0" meta:object-count="0" meta:page-count="1" meta:paragraph-count="3" meta:word-count="21" meta:character-count="194" meta:non-whitespace-character-count="171"/>
  </office:meta>
</office:document-meta>
</file>